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4cm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6cm" svg:height="3.5cm" svg:x="1.6cm" svg:y="1.9cm">
          <text:p text:style-name="P1">Plasterer</text:p>
          <text:p text:style-name="P1">At Job Sit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1cm" svg:height="4.9cm" svg:x="12.4cm" svg:y="1.3cm">
          <text:p text:style-name="P2"><text:span text:style-name="T1">Measurements</text:span></text:p>
          <text:p text:style-name="P2"><text:span text:style-name="T1">At job site entered</text:span></text:p>
          <text:p text:style-name="P2"><text:span text:style-name="T1">Into application for</text:span></text:p>
          <text:p text:style-name="P2"><text:span text:style-name="T1">New <text:s/>job.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2" draw:text-style-name="P1" draw:layer="layout" svg:x1="6.4cm" svg:y1="3.9cm" svg:x2="12.1cm" svg:y2="3.9cm">
          <text:p/>
        </draw:line>
        <draw:frame draw:style-name="gr3" draw:text-style-name="P3" draw:layer="layout" svg:width="4.7cm" svg:height="1.673cm" svg:x="6.8cm" svg:y="2.3cm">
          <draw:text-box>
            <text:p text:style-name="P3"><text:span text:style-name="T1">Measurements</text:span></text:p>
            <text:p text:style-name="P3"><text:span text:style-name="T1">Taken from the </text:span></text:p>
            <text:p text:style-name="P3"><text:span text:style-name="T1">Job site.</text:span></text:p>
          </draw:text-box>
        </draw:frame>
        <draw:line draw:style-name="gr2" draw:text-style-name="P1" draw:layer="layout" svg:x1="14.8cm" svg:y1="6.3cm" svg:x2="14.8cm" svg:y2="8.6cm">
          <text:p/>
        </draw:line>
        <draw:line draw:style-name="gr2" draw:text-style-name="P1" draw:layer="layout" svg:x1="15cm" svg:y1="8.7cm" svg:x2="3.7cm" svg:y2="8.7cm">
          <text:p/>
        </draw:line>
        <draw:line draw:style-name="gr2" draw:text-style-name="P1" draw:layer="layout" svg:x1="3.5cm" svg:y1="8.7cm" svg:x2="3.5cm" svg:y2="12.3cm">
          <text:p/>
        </draw:line>
        <draw:line draw:style-name="gr2" draw:text-style-name="P1" draw:layer="layout" svg:x1="3.5cm" svg:y1="12.8cm" svg:x2="5cm" svg:y2="12.8cm">
          <text:p/>
        </draw:line>
        <draw:g>
          <draw:custom-shape draw:style-name="gr1" draw:text-style-name="P4" draw:layer="layout" svg:width="3.256cm" svg:height="3.4cm" svg:x="5.4cm" svg:y="11.4cm">
            <text:p text:style-name="P1"><text:span text:style-name="T2">Job Entity</text:span></text:p>
            <text:p text:style-name="P1"><text:span text:style-name="T2">Data Store</text:span></text:p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8.656cm" svg:y1="11.4cm" svg:x2="13.6cm" svg:y2="11.4cm">
            <text:p/>
          </draw:line>
          <draw:line draw:style-name="gr4" draw:text-style-name="P1" draw:layer="layout" svg:x1="8.656cm" svg:y1="14.8cm" svg:x2="13.6cm" svg:y2="14.8cm">
            <text:p/>
          </draw:line>
        </draw:g>
        <draw:frame draw:style-name="gr3" draw:text-style-name="P3" draw:layer="layout" svg:width="4.7cm" svg:height="1.65cm" svg:x="6.9cm" svg:y="7.4cm">
          <draw:text-box>
            <text:p text:style-name="P3"><text:span text:style-name="T1">Validated Measuremen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2T13:21:50.377000000</meta:creation-date>
    <dc:date>2014-10-02T13:32:22.728000000</dc:date>
    <meta:editing-duration>PT8M59S</meta:editing-duration>
    <meta:editing-cycles>11</meta:editing-cycles>
    <meta:generator>LibreOffice/4.2.5.2$Windows_x86 LibreOffice_project/61cb170a04bb1f12e77c884eab9192be736ec5f5</meta:generator>
    <meta:document-statistic meta:object-count="13"/>
  </office:meta>
</office:document-meta>
</file>